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633ed" officeooo:paragraph-rsid="001633ed"/>
    </style:style>
    <style:style style:name="P2" style:family="paragraph" style:parent-style-name="Standard">
      <style:paragraph-properties fo:text-align="justify" style:justify-single-word="false"/>
      <style:text-properties officeooo:rsid="001633ed" officeooo:paragraph-rsid="001633ed"/>
    </style:style>
    <style:style style:name="P3" style:family="paragraph" style:parent-style-name="Standard">
      <style:text-properties officeooo:rsid="001633ed" officeooo:paragraph-rsid="00179d60"/>
    </style:style>
    <style:style style:name="P4" style:family="paragraph" style:parent-style-name="Standard">
      <style:text-properties officeooo:rsid="001633ed" officeooo:paragraph-rsid="0018fad3"/>
    </style:style>
    <style:style style:name="P5" style:family="paragraph" style:parent-style-name="Standard">
      <style:text-properties officeooo:rsid="00179d60" officeooo:paragraph-rsid="00179d60"/>
    </style:style>
    <style:style style:name="P6" style:family="paragraph" style:parent-style-name="Standard">
      <style:text-properties fo:font-weight="bold" officeooo:rsid="00179d60" officeooo:paragraph-rsid="00179d60" style:font-weight-asian="bold" style:font-weight-complex="bold"/>
    </style:style>
    <style:style style:name="P7" style:family="paragraph" style:parent-style-name="Standard">
      <style:text-properties officeooo:rsid="0018fad3" officeooo:paragraph-rsid="0018fad3"/>
    </style:style>
    <style:style style:name="T1" style:family="text">
      <style:text-properties officeooo:rsid="00179d60"/>
    </style:style>
    <style:style style:name="T2" style:family="text">
      <style:text-properties officeooo:rsid="0019bc6e"/>
    </style:style>
    <style:style style:name="T3" style:family="text">
      <style:text-properties officeooo:rsid="001ac9f8"/>
    </style:style>
    <style:style style:name="T4" style:family="text">
      <style:text-properties officeooo:rsid="001b28e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hange Detection Addendum</text:p>
      <text:p text:style-name="P1"/>
      <text:p text:style-name="P2">Note on the extension of the total change of magnitude per pixel from spatial-diachronic to sp<text:span text:style-name="T2">ectro</text:span>-temporal. CM expresses the land use continuum as per the class<text:span text:style-name="T1">es</text:span> mean value temporal distance<text:span text:style-name="T1">s</text:span>.</text:p>
      <text:p text:style-name="P1"/>
      <text:p text:style-name="P3">It should be noted that standard CM <text:span text:style-name="T1">(</text:span>spatial-diachronic<text:span text:style-name="T1">) </text:span>would be:</text:p>
      <text:p text:style-name="P1"/>
      <text:p text:style-name="P1"><draw:frame draw:style-name="fr1" draw:name="Object1" text:anchor-type="as-char" svg:y="-0.2811in" svg:width="1.8984in" svg:height="0.4492in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text:tab/><text:tab/><text:tab/><text:tab/><text:span text:style-name="T1">(1)</text:span></text:p>
      <text:p text:style-name="P1"/>
      <text:p text:style-name="P5">If we consider more than two images <text:span text:style-name="T4">spectral bands in time</text:span>, a direct extension of CM becomes:</text:p>
      <text:p text:style-name="P4"/>
      <text:p text:style-name="P4"><draw:frame draw:style-name="fr1" draw:name="Object2" text:anchor-type="as-char" svg:y="-0.2811in" svg:width="2.0035in" svg:height="0.449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tab/><text:tab/><text:tab/><text:tab/><text:tab/><text:tab/><text:tab/><text:tab/><text:tab/><text:span text:style-name="T1">(2)</text:span></text:p>
      <text:p text:style-name="P4"/>
      <text:p text:style-name="P7">where it is clear that:</text:p>
      <text:p text:style-name="P7">t is a part of the full time T</text:p>
      <text:p text:style-name="P7">S is the total image <text:span text:style-name="T2">spectral bands</text:span></text:p>
      <text:p text:style-name="P7">s is a<text:span text:style-name="T2">n image</text:span> <text:span text:style-name="T2">band</text:span> (from 1 pixel to S)</text:p>
      <text:p text:style-name="P7"/>
      <text:p text:style-name="P7">This assumes that the images B<text:span text:style-name="T3">ands (B)</text:span> <text:span text:style-name="T3">are of different spectral definitions</text:span>.</text:p>
      <text:p text:style-name="P7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20:59:00.083848682</meta:creation-date>
    <dc:date>2014-01-17T21:50:56.758117687</dc:date>
    <meta:editing-duration>PT8M29S</meta:editing-duration>
    <meta:editing-cycles>7</meta:editing-cycles>
    <meta:generator>LibreOffice/4.1.3.2$Linux_X86_64 LibreOffice_project/410m0$Build-2</meta:generator>
    <meta:document-statistic meta:table-count="0" meta:image-count="0" meta:object-count="2" meta:page-count="1" meta:paragraph-count="11" meta:word-count="105" meta:character-count="606" meta:non-whitespace-character-count="494"/>
  </office:meta>
</office:document-meta>
</file>

<file path=Object 1/content.xml><?xml version="1.0" encoding="utf-8"?>
<math xmlns="http://www.w3.org/1998/Math/MathML">
  <semantics>
    <mrow>
      <mrow>
        <msub>
          <mi mathvariant="italic">CM</mi>
          <mrow>
            <mi mathvariant="italic">pixel</mi>
          </mrow>
        </msub>
        <mo stretchy="false">=</mo>
        <mrow>
          <munderover>
            <mo stretchy="false">∑</mo>
            <mrow>
              <mrow>
                <mi>k</mi>
                <mo stretchy="false">=</mo>
                <mn>1</mn>
              </mrow>
            </mrow>
            <mrow>
              <mi>n</mi>
            </mrow>
          </munderover>
          <msqrt>
            <mrow>
              <msup>
                <mfenced open="[" close="]">
                  <mrow>
                    <mrow>
                      <msub>
                        <mi>B</mi>
                        <mrow>
                          <mi>k</mi>
                          <mi>,</mi>
                          <mrow>
                            <mi>t</mi>
                            <mo stretchy="false">+</mo>
                            <mn>1</mn>
                          </mrow>
                        </mrow>
                      </msub>
                      <mo stretchy="false">−</mo>
                      <msub>
                        <mi>B</mi>
                        <mrow>
                          <mi>k</mi>
                          <mi>,</mi>
                          <mi>t</mi>
                        </mrow>
                      </msub>
                    </mrow>
                  </mrow>
                </mfenced>
                <mn>2</mn>
              </msup>
            </mrow>
          </msqrt>
        </mrow>
      </mrow>
    </mrow>
    <annotation encoding="StarMath 5.0">CM_{pixel}= sum from{k=1} to{n} sqrt{left[ B_{k,t+1} - B_{k,t} right]^2} </annotation>
  </semantics>
</math>
</file>

<file path=Object 2/content.xml><?xml version="1.0" encoding="utf-8"?>
<math xmlns="http://www.w3.org/1998/Math/MathML">
  <semantics>
    <mrow>
      <mrow>
        <msub>
          <mi mathvariant="italic">CM</mi>
          <mrow>
            <mi mathvariant="italic">ST</mi>
          </mrow>
        </msub>
        <mo stretchy="false">=</mo>
        <mrow>
          <munderover>
            <mo stretchy="false">∑</mo>
            <mrow>
              <mrow>
                <mi>t</mi>
                <mo stretchy="false">=</mo>
                <mn>0</mn>
              </mrow>
            </mrow>
            <mrow>
              <mi>T</mi>
            </mrow>
          </munderover>
          <mrow>
            <munderover>
              <mo stretchy="false">∑</mo>
              <mrow>
                <mrow>
                  <mi>s</mi>
                  <mo stretchy="false">=</mo>
                  <mn>0</mn>
                </mrow>
              </mrow>
              <mrow>
                <mi>S</mi>
              </mrow>
            </munderover>
            <msqrt>
              <mrow>
                <msup>
                  <mfenced open="[" close="]">
                    <mrow>
                      <mrow>
                        <msub>
                          <mi>B</mi>
                          <mrow>
                            <mrow>
                              <mi>t</mi>
                              <mo stretchy="false">+</mo>
                              <mn>1,</mn>
                            </mrow>
                            <mi>s</mi>
                          </mrow>
                        </msub>
                        <mo stretchy="false">−</mo>
                        <msub>
                          <mi>B</mi>
                          <mrow>
                            <mi>t</mi>
                            <mi>,</mi>
                            <mi>s</mi>
                          </mrow>
                        </msub>
                      </mrow>
                    </mrow>
                  </mfenced>
                  <mn>2</mn>
                </msup>
              </mrow>
            </msqrt>
          </mrow>
        </mrow>
      </mrow>
    </mrow>
    <annotation encoding="StarMath 5.0">CM_{ST}= sum from{t=0} to{T} sum from{s=0} to{S} sqrt{left[ B_{t+1,s} - B_{t,s} right]^2} </annotation>
  </semantics>
</math>
</file>